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563in" fo:margin-right="0in" fo:margin-top="0.0835in" fo:margin-bottom="0in" fo:text-indent="0in" style:auto-text-indent="false"/>
    </style:style>
    <style:style style:name="P2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563in" fo:margin-right="0in" fo:margin-top="0.0835in" fo:margin-bottom="0in" fo:text-indent="0in" style:auto-text-indent="false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1563in" fo:margin-right="0in" fo:margin-top="0.0835in" fo:margin-bottom="0in" fo:text-indent="0in" style:auto-text-indent="false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1563in" fo:margin-right="0in" fo:margin-top="0.0835in" fo:margin-bottom="0in" fo:text-indent="0in" style:auto-text-indent="false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Лабораторная работа 2</text:p>
      <text:p text:style-name="P7">Выполнил студент группы 4.3 ФВТ Уваров Михаил</text:p>
      <text:p text:style-name="P7">Название: <text:span text:style-name="T1">Изучение работы контейнера set</text:span></text:p>
      <text:list xml:id="list1799425051" text:style-name="L1">
        <text:list-header>
          <text:p text:style-name="P9">Задание:</text:p>
        </text:list-header>
      </text:list>
      <text:p text:style-name="P13"/>
      <text:p text:style-name="P2">Разработать две реализации контейнера "множество" (set).</text:p>
      <text:p text:style-name="P2"></text:p>
      <text:p text:style-name="P2">1. На основе флагового массива. При добавлении элемента в множество в соответствующую ячейку ставится флаг присутствия элемента в множестве. Размер флагового массива - число возможных элементов предметной области.</text:p>
      <text:p text:style-name="P2"></text:p>
      <text:p text:style-name="P2">2. На основе отсортированного (односвязного) списка.</text:p>
      <text:p text:style-name="P2"></text:p>
      <text:p text:style-name="P2">Обе реализации должны включать функции объединения (union) и пересечения (intersect) множеств.</text:p>
      <text:p text:style-name="P4"/>
      <text:p text:style-name="P4">Ход работы:</text:p>
      <text:p text:style-name="P2">Исходный код доступен:</text:p>
      <text:p text:style-name="P1">https://github.com/freeakk/sets</text:p>
      <text:p text:style-name="P2"/>
      <text:p text:style-name="P3">Ход работы и вывод:</text:p>
      <text:p text:style-name="P5">bitmask: на основе массива (bitfield).</text:p>
      <text:p text:style-name="P5">Sets: на основе спис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728in" fo:margin-bottom="0.641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3S</meta:editing-duration>
    <meta:editing-cycles>11</meta:editing-cycles>
    <meta:generator>LibreOffice/3.4$Linux LibreOffice_project/340m1$Build-502</meta:generator>
    <dc:date>2012-03-26T11:10:06</dc:date>
    <meta:document-statistic meta:table-count="0" meta:image-count="0" meta:object-count="0" meta:page-count="1" meta:paragraph-count="17" meta:word-count="86" meta:character-count="679" meta:non-whitespace-character-count="600"/>
    <meta:user-defined meta:name="Info 1"/>
    <meta:user-defined meta:name="Info 2"/>
    <meta:user-defined meta:name="Info 3"/>
    <meta:user-defined meta:name="Info 4"/>
  </office:meta>
</office:document-meta>
</file>